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4771" officeooo:paragraph-rsid="00054771"/>
    </style:style>
    <style:style style:name="P2" style:family="paragraph" style:parent-style-name="Standard">
      <style:text-properties fo:font-size="15pt" fo:font-style="normal" fo:font-weight="normal" officeooo:rsid="00054771" officeooo:paragraph-rsid="00054771" style:font-size-asian="13.1000003814697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size="18pt" fo:font-weight="bold" style:font-size-asian="15.75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6"/><text:span text:style-name="T1">ASSIGNMENT – 3</text:span></text:p>
      <text:p text:style-name="P1"><text:span text:style-name="T1"/></text:p>
      <text:p text:style-name="P2">Q.1 <text:s/>Does ANSI recognise the data type DATE?</text:p>
      <text:p text:style-name="P2">Ans. Yes.</text:p>
      <text:p text:style-name="P2"/>
      <text:p text:style-name="P2">Q.2 <text:s/>Which subdivision of SQL is used to insert values in tables?</text:p>
      <text:p text:style-name="P2">Ans. <text:s/>DML – Data Manipulation Language <text:s/>is the subdivion used to insert</text:p>
      <text:p text:style-name="P2"><text:s text:c="9"/>values in tabl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5:52:23.382212593</meta:creation-date>
    <dc:date>2023-09-10T16:04:01.790520524</dc:date>
    <meta:editing-duration>PT11M38S</meta:editing-duration>
    <meta:editing-cycles>1</meta:editing-cycles>
    <meta:document-statistic meta:table-count="0" meta:image-count="0" meta:object-count="0" meta:page-count="1" meta:paragraph-count="6" meta:word-count="38" meta:character-count="275" meta:non-whitespace-character-count="182"/>
    <meta:generator>LibreOffice/7.3.7.2$Linux_X86_64 LibreOffice_project/30$Build-2</meta:generator>
  </office:meta>
</office:document-meta>
</file>